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8de1" officeooo:paragraph-rsid="001c8de1" style:font-weight-asian="bold" style:font-weight-complex="bold"/>
    </style:style>
    <style:style style:name="P2" style:family="paragraph" style:parent-style-name="Standard">
      <style:paragraph-properties fo:line-height="150%" fo:text-align="justify" style:justify-single-word="false"/>
      <style:text-properties fo:font-weight="bold" officeooo:rsid="001c8de1" officeooo:paragraph-rsid="001c8de1" style:font-weight-asian="bold" style:font-weight-complex="bold"/>
    </style:style>
    <style:style style:name="P3" style:family="paragraph" style:parent-style-name="Standard">
      <style:paragraph-properties fo:text-align="justify" style:justify-single-word="false"/>
      <style:text-properties fo:font-weight="normal" officeooo:rsid="001c8de1" officeooo:paragraph-rsid="001c8de1"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1c8de1" officeooo:paragraph-rsid="001c8de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61d15" style:font-weight-asian="normal" style:font-weight-complex="normal"/>
    </style:style>
    <style:style style:name="T3" style:family="text">
      <style:text-properties officeooo:rsid="00215a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ora Data Parsing and Classification – Approach</text:p>
      <text:p text:style-name="P1"/>
      <text:p text:style-name="P3"/>
      <text:p text:style-name="P4">The CSV file is generated to have ques<text:span text:style-name="T3">ti</text:span>ons on the topic “Job Interview” with more than 40 followers and 10 answers per question. Now, the given <text:span text:style-name="T3">CSV</text:span> file need to be classified into two classes ( Interview Questions / Interview Experience). The binary text classification is an unsupervised problem that need to be classified based on the CSV file. Hence the Bag of Words approach is used with clustering technique to classify the text phrases. Initially, the text in the questions are cleaned and tokenized using TF-IDF vectorization. The stop words and the n-grams are customized to support this appliction which reduced the overfitting of the algorithm. The clustering technique used is kNN clustering technique ( a non-parameterized technique). This resulted in the classification to a better extent. The increase in training data can improve the accuracy of the classification.</text:p>
      <text:p text:style-name="P4"/>
      <text:p text:style-name="P2">Better Approach - <text:span text:style-name="T1"><text:s/>When large number of inputs need to be classified, the vectoriazation can be done using combined Word2Vec and TF-IDF vectorization for removing words with similar vocabulary. The stop list in TF-IDF can be improved which results in the better clusters( words in this case). </text:span><text:span text:style-name="T2">Besides the feature reduction can also be done based on the dataset.</text:span><text:span text:style-name="T1"> This can boost the classification problem which suits this specific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1:58:48.267655695</meta:creation-date>
    <dc:date>2019-06-05T12:15:40.048860523</dc:date>
    <meta:editing-duration>PT3M29S</meta:editing-duration>
    <meta:editing-cycles>5</meta:editing-cycles>
    <meta:generator>LibreOffice/6.0.7.3$Linux_X86_64 LibreOffice_project/00m0$Build-3</meta:generator>
    <meta:document-statistic meta:table-count="0" meta:image-count="0" meta:object-count="0" meta:page-count="1" meta:paragraph-count="3" meta:word-count="216" meta:character-count="1371" meta:non-whitespace-character-count="1156"/>
  </office:meta>
</office:document-meta>
</file>